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a17" officeooo:paragraph-rsid="001a7589"/>
    </style:style>
    <style:style style:name="P2" style:family="paragraph" style:parent-style-name="Standard">
      <style:text-properties officeooo:paragraph-rsid="00185a17"/>
    </style:style>
    <style:style style:name="P3" style:family="paragraph" style:parent-style-name="Standard">
      <style:text-properties officeooo:paragraph-rsid="001d220e"/>
    </style:style>
    <style:style style:name="P4" style:family="paragraph" style:parent-style-name="Standard">
      <style:text-properties officeooo:paragraph-rsid="0020b0a2"/>
    </style:style>
    <style:style style:name="P5" style:family="paragraph" style:parent-style-name="Standard">
      <style:text-properties officeooo:paragraph-rsid="00185a17"/>
    </style:style>
    <style:style style:name="T1" style:family="text">
      <style:text-properties officeooo:rsid="001d220e"/>
    </style:style>
    <style:style style:name="T2" style:family="text">
      <style:text-properties officeooo:rsid="0020b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Descrição Geral<text:line-break/>Nos confins do Vale das Sombras, quase na encosta das Montanhas Perenes, um estranho casebre a beira de um pequeno lago. A construção e o lago são cercados por uma fortificação alta e bem estruturada com um único portão aparente. Ao lado do casebre, beirando o lago, uma roda d'agua gira como se uma forte correnteza passasse por ela, porém a água no lago permanece imóvel. <text:s/></text:p>
      <text:p text:style-name="P4">Ao lado de fora do casebre, duas grandes estátuas rústicas compostas por vários tipos de materiais estão em destaque. Uma está em pé segurando uma grande lança, e a outra agachada apoiando um enorme escudo a sua frente.</text:p>
      <text:p text:style-name="P4">Dentro da casa uma pequena e jovem moradora que atende pelo nome de Cesária nunca para de trabalhar, construindo as mais diversas engenhocas.</text:p>
      <text:p text:style-name="P4">O tempo não passa dentro da cabana de Cesária, graças a suas engenhocas unidas a uma estranha pedra alimentada pela energia da roda d'agua. É como se a cabana estivesse em uma dimensão diferente do mundo. <text:line-break/><text:line-break/># Tesouros e lares<text:line-break/>A cabana parece ser muito maior por fora do que por dentro. Uma grande sala interligada a uma cozinha no primeiro andar. Dois quartos no segundo andar e um pequeno alçapão abaixo do tapete da sala leva a um porão.</text:p>
      <text:p text:style-name="P4">1 Pedra do tempo</text:p>
      <text:p text:style-name="P4">500 PO’s em gemas diversas</text:p>
      <text:p text:style-name="P4">4 fogo alquímico</text:p>
      <text:p text:style-name="P4">4 poções de cura</text:p>
      <text:p text:style-name="P2"/>
      <text:p text:style-name="P4"># <text:span text:style-name="T1">Pedra do Tempo</text:span><text:line-break/>Dentro da cabana uma pedra é o motivo de todo o efeito mágico dentro da fortificação. A pedra é um fragmento do meteoro que há muito tempo caiu na península. O fragmneto está visível, porém dentro de uma grande <text:soft-page-break/>engenhoca que parece fazer parte da estrutura da casa. Remove-la pode causar algum impacto no ambiente como um todo.<text:line-break/></text:p>
      <text:p text:style-name="P4"># <text:span text:style-name="T1">Cesária</text:span><text:line-break/>Apesar de sua aparência jovial, Cesária é muito mais velha do que aparenta. Ela não gosta muito de visitas e nem de compartilhar sobre o que tem feito ali. O único ponto de contato dela fora do vale é um mercador que sempre vem comprar suas engenhocas.</text:p>
      <text:p text:style-name="P2"/>
      <text:p text:style-name="P4"># <text:span text:style-name="T2">Os golens</text:span><text:line-break/>Dois golens de entulho defendem a formação rochosa. Um com uma grande lança de combate e outro com um escudo e uma espada curta oculta. Os golens só são hostis no caso de algum sinal de hostilidade. Caso contr<text:span text:style-name="T2">á</text:span>rio podem apenas impedir a passagem das pessoas de forma pacífic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85a17" officeooo:paragraph-rsid="001a7589"/>
    </style:style>
    <style:style style:name="MT1" style:family="text">
      <style:text-properties officeooo:rsid="001d220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X 0<text:span text:style-name="MT1">3</text:span>0<text:span text:style-name="MT1">5</text:span> – <text:span text:style-name="MT1">A OFICINA DA ARTÍFICE</text:span> – Thiago<text:span text:style-name="MT1"> Martino Silv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6T15:50:19.895000000</meta:creation-date>
    <dc:date>2024-10-25T21:14:25.935000000</dc:date>
    <meta:editing-duration>PT33M34S</meta:editing-duration>
    <meta:editing-cycles>6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2" meta:word-count="398" meta:character-count="2216" meta:non-whitespace-character-count="1823"/>
  </office:meta>
</office:document-meta>
</file>